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81.38mm" svg:y="12.95mm">
            <loext:p draw:notify-on-update-of-ranges="option_roi_result.A1:option_roi_result.A1 option_roi_result.A2:option_roi_result.A247 option_roi_result.B1:option_roi_result.B1 option_roi_result.B2:option_roi_result.B2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3/1/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/1/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/1/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/1/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/1/8</text:p>
          </table:table-cell>
          <table:table-cell office:value-type="float" office:value="0.99944" calcext:value-type="float">
            <text:p>0.99944</text:p>
          </table:table-cell>
        </table:table-row>
        <table:table-row table:style-name="ro1">
          <table:table-cell office:value-type="string" calcext:value-type="string">
            <text:p>2013/1/9</text:p>
          </table:table-cell>
          <table:table-cell office:value-type="float" office:value="0.999415" calcext:value-type="float">
            <text:p>0.999415</text:p>
          </table:table-cell>
        </table:table-row>
        <table:table-row table:style-name="ro1">
          <table:table-cell office:value-type="string" calcext:value-type="string">
            <text:p>2013/1/10</text:p>
          </table:table-cell>
          <table:table-cell office:value-type="float" office:value="1.00234" calcext:value-type="float">
            <text:p>1.00234</text:p>
          </table:table-cell>
        </table:table-row>
        <table:table-row table:style-name="ro1">
          <table:table-cell office:value-type="string" calcext:value-type="string">
            <text:p>2013/1/11</text:p>
          </table:table-cell>
          <table:table-cell office:value-type="float" office:value="1.00234" calcext:value-type="float">
            <text:p>1.00234</text:p>
          </table:table-cell>
        </table:table-row>
        <table:table-row table:style-name="ro1">
          <table:table-cell office:value-type="string" calcext:value-type="string">
            <text:p>2013/1/14</text:p>
          </table:table-cell>
          <table:table-cell office:value-type="float" office:value="1.00234" calcext:value-type="float">
            <text:p>1.00234</text:p>
          </table:table-cell>
        </table:table-row>
        <table:table-row table:style-name="ro1">
          <table:table-cell office:value-type="string" calcext:value-type="string">
            <text:p>2013/1/15</text:p>
          </table:table-cell>
          <table:table-cell office:value-type="float" office:value="1.00189" calcext:value-type="float">
            <text:p>1.00189</text:p>
          </table:table-cell>
        </table:table-row>
        <table:table-row table:style-name="ro1">
          <table:table-cell office:value-type="string" calcext:value-type="string">
            <text:p>2013/1/16</text:p>
          </table:table-cell>
          <table:table-cell office:value-type="float" office:value="1.00189" calcext:value-type="float">
            <text:p>1.00189</text:p>
          </table:table-cell>
        </table:table-row>
        <table:table-row table:style-name="ro1">
          <table:table-cell office:value-type="string" calcext:value-type="string">
            <text:p>2013/1/17</text:p>
          </table:table-cell>
          <table:table-cell office:value-type="float" office:value="1.00189" calcext:value-type="float">
            <text:p>1.00189</text:p>
          </table:table-cell>
        </table:table-row>
        <table:table-row table:style-name="ro1">
          <table:table-cell office:value-type="string" calcext:value-type="string">
            <text:p>2013/1/18</text:p>
          </table:table-cell>
          <table:table-cell office:value-type="float" office:value="1.001865" calcext:value-type="float">
            <text:p>1.001865</text:p>
          </table:table-cell>
        </table:table-row>
        <table:table-row table:style-name="ro1">
          <table:table-cell office:value-type="string" calcext:value-type="string">
            <text:p>2013/1/21</text:p>
          </table:table-cell>
          <table:table-cell office:value-type="float" office:value="1.001125" calcext:value-type="float">
            <text:p>1.001125</text:p>
          </table:table-cell>
        </table:table-row>
        <table:table-row table:style-name="ro1">
          <table:table-cell office:value-type="string" calcext:value-type="string">
            <text:p>2013/1/22</text:p>
          </table:table-cell>
          <table:table-cell office:value-type="float" office:value="1.000685" calcext:value-type="float">
            <text:p>1.000685</text:p>
          </table:table-cell>
        </table:table-row>
        <table:table-row table:style-name="ro1">
          <table:table-cell office:value-type="string" calcext:value-type="string">
            <text:p>2013/1/23</text:p>
          </table:table-cell>
          <table:table-cell office:value-type="float" office:value="1.00037" calcext:value-type="float">
            <text:p>1.00037</text:p>
          </table:table-cell>
        </table:table-row>
        <table:table-row table:style-name="ro1">
          <table:table-cell office:value-type="string" calcext:value-type="string">
            <text:p>2013/1/24</text:p>
          </table:table-cell>
          <table:table-cell office:value-type="float" office:value="1.00037" calcext:value-type="float">
            <text:p>1.00037</text:p>
          </table:table-cell>
        </table:table-row>
        <table:table-row table:style-name="ro1">
          <table:table-cell office:value-type="string" calcext:value-type="string">
            <text:p>2013/1/25</text:p>
          </table:table-cell>
          <table:table-cell office:value-type="float" office:value="1.000075" calcext:value-type="float">
            <text:p>1.000075</text:p>
          </table:table-cell>
        </table:table-row>
        <table:table-row table:style-name="ro1">
          <table:table-cell office:value-type="string" calcext:value-type="string">
            <text:p>2013/1/28</text:p>
          </table:table-cell>
          <table:table-cell office:value-type="float" office:value="1.00005" calcext:value-type="float">
            <text:p>1.00005</text:p>
          </table:table-cell>
        </table:table-row>
        <table:table-row table:style-name="ro1">
          <table:table-cell office:value-type="string" calcext:value-type="string">
            <text:p>2013/1/29</text:p>
          </table:table-cell>
          <table:table-cell office:value-type="float" office:value="1.004825" calcext:value-type="float">
            <text:p>1.004825</text:p>
          </table:table-cell>
        </table:table-row>
        <table:table-row table:style-name="ro1">
          <table:table-cell office:value-type="string" calcext:value-type="string">
            <text:p>2013/1/30</text:p>
          </table:table-cell>
          <table:table-cell office:value-type="float" office:value="1.004825" calcext:value-type="float">
            <text:p>1.004825</text:p>
          </table:table-cell>
        </table:table-row>
        <table:table-row table:style-name="ro1">
          <table:table-cell office:value-type="string" calcext:value-type="string">
            <text:p>2013/1/31</text:p>
          </table:table-cell>
          <table:table-cell office:value-type="float" office:value="1.004825" calcext:value-type="float">
            <text:p>1.004825</text:p>
          </table:table-cell>
        </table:table-row>
        <table:table-row table:style-name="ro1">
          <table:table-cell office:value-type="string" calcext:value-type="string">
            <text:p>2013/2/1</text:p>
          </table:table-cell>
          <table:table-cell office:value-type="float" office:value="1.004825" calcext:value-type="float">
            <text:p>1.004825</text:p>
          </table:table-cell>
        </table:table-row>
        <table:table-row table:style-name="ro1">
          <table:table-cell office:value-type="string" calcext:value-type="string">
            <text:p>2013/2/4</text:p>
          </table:table-cell>
          <table:table-cell office:value-type="float" office:value="1.004825" calcext:value-type="float">
            <text:p>1.004825</text:p>
          </table:table-cell>
        </table:table-row>
        <table:table-row table:style-name="ro1">
          <table:table-cell office:value-type="string" calcext:value-type="string">
            <text:p>2013/2/5</text:p>
          </table:table-cell>
          <table:table-cell office:value-type="float" office:value="1.0048" calcext:value-type="float">
            <text:p>1.0048</text:p>
          </table:table-cell>
        </table:table-row>
        <table:table-row table:style-name="ro1">
          <table:table-cell office:value-type="string" calcext:value-type="string">
            <text:p>2013/2/6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18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19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20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21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22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23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25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26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2/27</text:p>
          </table:table-cell>
          <table:table-cell office:value-type="float" office:value="1.004775" calcext:value-type="float">
            <text:p>1.004775</text:p>
          </table:table-cell>
        </table:table-row>
        <table:table-row table:style-name="ro1">
          <table:table-cell office:value-type="string" calcext:value-type="string">
            <text:p>2013/3/1</text:p>
          </table:table-cell>
          <table:table-cell office:value-type="float" office:value="1.00475" calcext:value-type="float">
            <text:p>1.00475</text:p>
          </table:table-cell>
        </table:table-row>
        <table:table-row table:style-name="ro1">
          <table:table-cell office:value-type="string" calcext:value-type="string">
            <text:p>2013/3/4</text:p>
          </table:table-cell>
          <table:table-cell office:value-type="float" office:value="1.00353" calcext:value-type="float">
            <text:p>1.00353</text:p>
          </table:table-cell>
        </table:table-row>
        <table:table-row table:style-name="ro1">
          <table:table-cell office:value-type="string" calcext:value-type="string">
            <text:p>2013/3/5</text:p>
          </table:table-cell>
          <table:table-cell office:value-type="float" office:value="1.00353" calcext:value-type="float">
            <text:p>1.00353</text:p>
          </table:table-cell>
        </table:table-row>
        <table:table-row table:style-name="ro1">
          <table:table-cell office:value-type="string" calcext:value-type="string">
            <text:p>2013/3/6</text:p>
          </table:table-cell>
          <table:table-cell office:value-type="float" office:value="0.97506" calcext:value-type="float">
            <text:p>0.97506</text:p>
          </table:table-cell>
        </table:table-row>
        <table:table-row table:style-name="ro1">
          <table:table-cell office:value-type="string" calcext:value-type="string">
            <text:p>2013/3/7</text:p>
          </table:table-cell>
          <table:table-cell office:value-type="float" office:value="0.97506" calcext:value-type="float">
            <text:p>0.97506</text:p>
          </table:table-cell>
        </table:table-row>
        <table:table-row table:style-name="ro1">
          <table:table-cell office:value-type="string" calcext:value-type="string">
            <text:p>2013/3/8</text:p>
          </table:table-cell>
          <table:table-cell office:value-type="float" office:value="0.975035" calcext:value-type="float">
            <text:p>0.975035</text:p>
          </table:table-cell>
        </table:table-row>
        <table:table-row table:style-name="ro1">
          <table:table-cell office:value-type="string" calcext:value-type="string">
            <text:p>2013/3/11</text:p>
          </table:table-cell>
          <table:table-cell office:value-type="float" office:value="0.97651" calcext:value-type="float">
            <text:p>0.97651</text:p>
          </table:table-cell>
        </table:table-row>
        <table:table-row table:style-name="ro1">
          <table:table-cell office:value-type="string" calcext:value-type="string">
            <text:p>2013/3/12</text:p>
          </table:table-cell>
          <table:table-cell office:value-type="float" office:value="0.97651" calcext:value-type="float">
            <text:p>0.97651</text:p>
          </table:table-cell>
        </table:table-row>
        <table:table-row table:style-name="ro1">
          <table:table-cell office:value-type="string" calcext:value-type="string">
            <text:p>2013/3/13</text:p>
          </table:table-cell>
          <table:table-cell office:value-type="float" office:value="0.97651" calcext:value-type="float">
            <text:p>0.97651</text:p>
          </table:table-cell>
        </table:table-row>
        <table:table-row table:style-name="ro1">
          <table:table-cell office:value-type="string" calcext:value-type="string">
            <text:p>2013/3/14</text:p>
          </table:table-cell>
          <table:table-cell office:value-type="float" office:value="0.97651" calcext:value-type="float">
            <text:p>0.97651</text:p>
          </table:table-cell>
        </table:table-row>
        <table:table-row table:style-name="ro1">
          <table:table-cell office:value-type="string" calcext:value-type="string">
            <text:p>2013/3/15</text:p>
          </table:table-cell>
          <table:table-cell office:value-type="float" office:value="0.97651" calcext:value-type="float">
            <text:p>0.97651</text:p>
          </table:table-cell>
        </table:table-row>
        <table:table-row table:style-name="ro1">
          <table:table-cell office:value-type="string" calcext:value-type="string">
            <text:p>2013/3/18</text:p>
          </table:table-cell>
          <table:table-cell office:value-type="float" office:value="0.97617" calcext:value-type="float">
            <text:p>0.97617</text:p>
          </table:table-cell>
        </table:table-row>
        <table:table-row table:style-name="ro1">
          <table:table-cell office:value-type="string" calcext:value-type="string">
            <text:p>2013/3/19</text:p>
          </table:table-cell>
          <table:table-cell office:value-type="float" office:value="0.97617" calcext:value-type="float">
            <text:p>0.97617</text:p>
          </table:table-cell>
        </table:table-row>
        <table:table-row table:style-name="ro1">
          <table:table-cell office:value-type="string" calcext:value-type="string">
            <text:p>2013/3/20</text:p>
          </table:table-cell>
          <table:table-cell office:value-type="float" office:value="0.976145" calcext:value-type="float">
            <text:p>0.976145</text:p>
          </table:table-cell>
        </table:table-row>
        <table:table-row table:style-name="ro1">
          <table:table-cell office:value-type="string" calcext:value-type="string">
            <text:p>2013/3/21</text:p>
          </table:table-cell>
          <table:table-cell office:value-type="float" office:value="0.97612" calcext:value-type="float">
            <text:p>0.97612</text:p>
          </table:table-cell>
        </table:table-row>
        <table:table-row table:style-name="ro1">
          <table:table-cell office:value-type="string" calcext:value-type="string">
            <text:p>2013/3/22</text:p>
          </table:table-cell>
          <table:table-cell office:value-type="float" office:value="0.97612" calcext:value-type="float">
            <text:p>0.97612</text:p>
          </table:table-cell>
        </table:table-row>
        <table:table-row table:style-name="ro1">
          <table:table-cell office:value-type="string" calcext:value-type="string">
            <text:p>2013/3/25</text:p>
          </table:table-cell>
          <table:table-cell office:value-type="float" office:value="0.97612" calcext:value-type="float">
            <text:p>0.97612</text:p>
          </table:table-cell>
        </table:table-row>
        <table:table-row table:style-name="ro1">
          <table:table-cell office:value-type="string" calcext:value-type="string">
            <text:p>2013/3/26</text:p>
          </table:table-cell>
          <table:table-cell office:value-type="float" office:value="0.97578" calcext:value-type="float">
            <text:p>0.97578</text:p>
          </table:table-cell>
        </table:table-row>
        <table:table-row table:style-name="ro1">
          <table:table-cell office:value-type="string" calcext:value-type="string">
            <text:p>2013/3/27</text:p>
          </table:table-cell>
          <table:table-cell office:value-type="float" office:value="0.97543" calcext:value-type="float">
            <text:p>0.97543</text:p>
          </table:table-cell>
        </table:table-row>
        <table:table-row table:style-name="ro1">
          <table:table-cell office:value-type="string" calcext:value-type="string">
            <text:p>2013/3/28</text:p>
          </table:table-cell>
          <table:table-cell office:value-type="float" office:value="0.97543" calcext:value-type="float">
            <text:p>0.97543</text:p>
          </table:table-cell>
        </table:table-row>
        <table:table-row table:style-name="ro1">
          <table:table-cell office:value-type="string" calcext:value-type="string">
            <text:p>2013/3/29</text:p>
          </table:table-cell>
          <table:table-cell office:value-type="float" office:value="0.9752225" calcext:value-type="float">
            <text:p>0.9752225</text:p>
          </table:table-cell>
        </table:table-row>
        <table:table-row table:style-name="ro1">
          <table:table-cell office:value-type="string" calcext:value-type="string">
            <text:p>2013/4/1</text:p>
          </table:table-cell>
          <table:table-cell office:value-type="float" office:value="0.9752225" calcext:value-type="float">
            <text:p>0.9752225</text:p>
          </table:table-cell>
        </table:table-row>
        <table:table-row table:style-name="ro1">
          <table:table-cell office:value-type="string" calcext:value-type="string">
            <text:p>2013/4/2</text:p>
          </table:table-cell>
          <table:table-cell office:value-type="float" office:value="0.9752225" calcext:value-type="float">
            <text:p>0.9752225</text:p>
          </table:table-cell>
        </table:table-row>
        <table:table-row table:style-name="ro1">
          <table:table-cell office:value-type="string" calcext:value-type="string">
            <text:p>2013/4/3</text:p>
          </table:table-cell>
          <table:table-cell office:value-type="float" office:value="0.9752225" calcext:value-type="float">
            <text:p>0.9752225</text:p>
          </table:table-cell>
        </table:table-row>
        <table:table-row table:style-name="ro1">
          <table:table-cell office:value-type="string" calcext:value-type="string">
            <text:p>2013/4/8</text:p>
          </table:table-cell>
          <table:table-cell office:value-type="float" office:value="0.9752225" calcext:value-type="float">
            <text:p>0.9752225</text:p>
          </table:table-cell>
        </table:table-row>
        <table:table-row table:style-name="ro1">
          <table:table-cell office:value-type="string" calcext:value-type="string">
            <text:p>2013/4/9</text:p>
          </table:table-cell>
          <table:table-cell office:value-type="float" office:value="0.9752225" calcext:value-type="float">
            <text:p>0.9752225</text:p>
          </table:table-cell>
        </table:table-row>
        <table:table-row table:style-name="ro1">
          <table:table-cell office:value-type="string" calcext:value-type="string">
            <text:p>2013/4/10</text:p>
          </table:table-cell>
          <table:table-cell office:value-type="float" office:value="0.9752225" calcext:value-type="float">
            <text:p>0.9752225</text:p>
          </table:table-cell>
        </table:table-row>
        <table:table-row table:style-name="ro1">
          <table:table-cell office:value-type="string" calcext:value-type="string">
            <text:p>2013/4/11</text:p>
          </table:table-cell>
          <table:table-cell office:value-type="float" office:value="0.9469025" calcext:value-type="float">
            <text:p>0.9469025</text:p>
          </table:table-cell>
        </table:table-row>
        <table:table-row table:style-name="ro1">
          <table:table-cell office:value-type="string" calcext:value-type="string">
            <text:p>2013/4/12</text:p>
          </table:table-cell>
          <table:table-cell office:value-type="float" office:value="0.9465625" calcext:value-type="float">
            <text:p>0.9465625</text:p>
          </table:table-cell>
        </table:table-row>
        <table:table-row table:style-name="ro1">
          <table:table-cell office:value-type="string" calcext:value-type="string">
            <text:p>2013/4/15</text:p>
          </table:table-cell>
          <table:table-cell office:value-type="float" office:value="0.9463275" calcext:value-type="float">
            <text:p>0.9463275</text:p>
          </table:table-cell>
        </table:table-row>
        <table:table-row table:style-name="ro1">
          <table:table-cell office:value-type="string" calcext:value-type="string">
            <text:p>2013/4/16</text:p>
          </table:table-cell>
          <table:table-cell office:value-type="float" office:value="0.9463275" calcext:value-type="float">
            <text:p>0.9463275</text:p>
          </table:table-cell>
        </table:table-row>
        <table:table-row table:style-name="ro1">
          <table:table-cell office:value-type="string" calcext:value-type="string">
            <text:p>2013/4/17</text:p>
          </table:table-cell>
          <table:table-cell office:value-type="float" office:value="0.9460975" calcext:value-type="float">
            <text:p>0.9460975</text:p>
          </table:table-cell>
        </table:table-row>
        <table:table-row table:style-name="ro1">
          <table:table-cell office:value-type="string" calcext:value-type="string">
            <text:p>2013/4/18</text:p>
          </table:table-cell>
          <table:table-cell office:value-type="float" office:value="0.9457375" calcext:value-type="float">
            <text:p>0.9457375</text:p>
          </table:table-cell>
        </table:table-row>
        <table:table-row table:style-name="ro1">
          <table:table-cell office:value-type="string" calcext:value-type="string">
            <text:p>2013/4/19</text:p>
          </table:table-cell>
          <table:table-cell office:value-type="float" office:value="0.9488375" calcext:value-type="float">
            <text:p>0.9488375</text:p>
          </table:table-cell>
        </table:table-row>
        <table:table-row table:style-name="ro1">
          <table:table-cell office:value-type="string" calcext:value-type="string">
            <text:p>2013/4/22</text:p>
          </table:table-cell>
          <table:table-cell office:value-type="float" office:value="0.9488375" calcext:value-type="float">
            <text:p>0.9488375</text:p>
          </table:table-cell>
        </table:table-row>
        <table:table-row table:style-name="ro1">
          <table:table-cell office:value-type="string" calcext:value-type="string">
            <text:p>2013/4/23</text:p>
          </table:table-cell>
          <table:table-cell office:value-type="float" office:value="0.9488375" calcext:value-type="float">
            <text:p>0.9488375</text:p>
          </table:table-cell>
        </table:table-row>
        <table:table-row table:style-name="ro1">
          <table:table-cell office:value-type="string" calcext:value-type="string">
            <text:p>2013/4/24</text:p>
          </table:table-cell>
          <table:table-cell office:value-type="float" office:value="0.9488375" calcext:value-type="float">
            <text:p>0.9488375</text:p>
          </table:table-cell>
        </table:table-row>
        <table:table-row table:style-name="ro1">
          <table:table-cell office:value-type="string" calcext:value-type="string">
            <text:p>2013/4/25</text:p>
          </table:table-cell>
          <table:table-cell office:value-type="float" office:value="0.9488375" calcext:value-type="float">
            <text:p>0.9488375</text:p>
          </table:table-cell>
        </table:table-row>
        <table:table-row table:style-name="ro1">
          <table:table-cell office:value-type="string" calcext:value-type="string">
            <text:p>2013/4/26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4/29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4/30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2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3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6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7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8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9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10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13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14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15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16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17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20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21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22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23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24</text:p>
          </table:table-cell>
          <table:table-cell office:value-type="float" office:value="0.9485775" calcext:value-type="float">
            <text:p>0.9485775</text:p>
          </table:table-cell>
        </table:table-row>
        <table:table-row table:style-name="ro1">
          <table:table-cell office:value-type="string" calcext:value-type="string">
            <text:p>2013/5/27</text:p>
          </table:table-cell>
          <table:table-cell office:value-type="float" office:value="0.9482525" calcext:value-type="float">
            <text:p>0.9482525</text:p>
          </table:table-cell>
        </table:table-row>
        <table:table-row table:style-name="ro1">
          <table:table-cell office:value-type="string" calcext:value-type="string">
            <text:p>2013/5/28</text:p>
          </table:table-cell>
          <table:table-cell office:value-type="float" office:value="0.9480025" calcext:value-type="float">
            <text:p>0.9480025</text:p>
          </table:table-cell>
        </table:table-row>
        <table:table-row table:style-name="ro1">
          <table:table-cell office:value-type="string" calcext:value-type="string">
            <text:p>2013/5/29</text:p>
          </table:table-cell>
          <table:table-cell office:value-type="float" office:value="0.9480025" calcext:value-type="float">
            <text:p>0.9480025</text:p>
          </table:table-cell>
        </table:table-row>
        <table:table-row table:style-name="ro1">
          <table:table-cell office:value-type="string" calcext:value-type="string">
            <text:p>2013/5/30</text:p>
          </table:table-cell>
          <table:table-cell office:value-type="float" office:value="0.9477525" calcext:value-type="float">
            <text:p>0.9477525</text:p>
          </table:table-cell>
        </table:table-row>
        <table:table-row table:style-name="ro1">
          <table:table-cell office:value-type="string" calcext:value-type="string">
            <text:p>2013/5/31</text:p>
          </table:table-cell>
          <table:table-cell office:value-type="float" office:value="0.9474775" calcext:value-type="float">
            <text:p>0.9474775</text:p>
          </table:table-cell>
        </table:table-row>
        <table:table-row table:style-name="ro1">
          <table:table-cell office:value-type="string" calcext:value-type="string">
            <text:p>2013/6/3</text:p>
          </table:table-cell>
          <table:table-cell office:value-type="float" office:value="0.9474525" calcext:value-type="float">
            <text:p>0.9474525</text:p>
          </table:table-cell>
        </table:table-row>
        <table:table-row table:style-name="ro1">
          <table:table-cell office:value-type="string" calcext:value-type="string">
            <text:p>2013/6/4</text:p>
          </table:table-cell>
          <table:table-cell office:value-type="float" office:value="0.9476875" calcext:value-type="float">
            <text:p>0.9476875</text:p>
          </table:table-cell>
        </table:table-row>
        <table:table-row table:style-name="ro1">
          <table:table-cell office:value-type="string" calcext:value-type="string">
            <text:p>2013/6/5</text:p>
          </table:table-cell>
          <table:table-cell office:value-type="float" office:value="0.9476625" calcext:value-type="float">
            <text:p>0.9476625</text:p>
          </table:table-cell>
        </table:table-row>
        <table:table-row table:style-name="ro1">
          <table:table-cell office:value-type="string" calcext:value-type="string">
            <text:p>2013/6/6</text:p>
          </table:table-cell>
          <table:table-cell office:value-type="float" office:value="0.9468575" calcext:value-type="float">
            <text:p>0.9468575</text:p>
          </table:table-cell>
        </table:table-row>
        <table:table-row table:style-name="ro1">
          <table:table-cell office:value-type="string" calcext:value-type="string">
            <text:p>2013/6/7</text:p>
          </table:table-cell>
          <table:table-cell office:value-type="float" office:value="0.9464825" calcext:value-type="float">
            <text:p>0.9464825</text:p>
          </table:table-cell>
        </table:table-row>
        <table:table-row table:style-name="ro1">
          <table:table-cell office:value-type="string" calcext:value-type="string">
            <text:p>2013/6/10</text:p>
          </table:table-cell>
          <table:table-cell office:value-type="float" office:value="0.9464575" calcext:value-type="float">
            <text:p>0.9464575</text:p>
          </table:table-cell>
        </table:table-row>
        <table:table-row table:style-name="ro1">
          <table:table-cell office:value-type="string" calcext:value-type="string">
            <text:p>2013/6/11</text:p>
          </table:table-cell>
          <table:table-cell office:value-type="float" office:value="0.9460525" calcext:value-type="float">
            <text:p>0.9460525</text:p>
          </table:table-cell>
        </table:table-row>
        <table:table-row table:style-name="ro1">
          <table:table-cell office:value-type="string" calcext:value-type="string">
            <text:p>2013/6/13</text:p>
          </table:table-cell>
          <table:table-cell office:value-type="float" office:value="0.9453825" calcext:value-type="float">
            <text:p>0.9453825</text:p>
          </table:table-cell>
        </table:table-row>
        <table:table-row table:style-name="ro1">
          <table:table-cell office:value-type="string" calcext:value-type="string">
            <text:p>2013/6/14</text:p>
          </table:table-cell>
          <table:table-cell office:value-type="float" office:value="0.9453825" calcext:value-type="float">
            <text:p>0.9453825</text:p>
          </table:table-cell>
        </table:table-row>
        <table:table-row table:style-name="ro1">
          <table:table-cell office:value-type="string" calcext:value-type="string">
            <text:p>2013/6/17</text:p>
          </table:table-cell>
          <table:table-cell office:value-type="float" office:value="0.9453825" calcext:value-type="float">
            <text:p>0.9453825</text:p>
          </table:table-cell>
        </table:table-row>
        <table:table-row table:style-name="ro1">
          <table:table-cell office:value-type="string" calcext:value-type="string">
            <text:p>2013/6/18</text:p>
          </table:table-cell>
          <table:table-cell office:value-type="float" office:value="0.9183525" calcext:value-type="float">
            <text:p>0.9183525</text:p>
          </table:table-cell>
        </table:table-row>
        <table:table-row table:style-name="ro1">
          <table:table-cell office:value-type="string" calcext:value-type="string">
            <text:p>2013/6/19</text:p>
          </table:table-cell>
          <table:table-cell office:value-type="float" office:value="0.9183525" calcext:value-type="float">
            <text:p>0.9183525</text:p>
          </table:table-cell>
        </table:table-row>
        <table:table-row table:style-name="ro1">
          <table:table-cell office:value-type="string" calcext:value-type="string">
            <text:p>2013/6/20</text:p>
          </table:table-cell>
          <table:table-cell office:value-type="float" office:value="0.9178475" calcext:value-type="float">
            <text:p>0.9178475</text:p>
          </table:table-cell>
        </table:table-row>
        <table:table-row table:style-name="ro1">
          <table:table-cell office:value-type="string" calcext:value-type="string">
            <text:p>2013/6/21</text:p>
          </table:table-cell>
          <table:table-cell office:value-type="float" office:value="0.9178475" calcext:value-type="float">
            <text:p>0.9178475</text:p>
          </table:table-cell>
        </table:table-row>
        <table:table-row table:style-name="ro1">
          <table:table-cell office:value-type="string" calcext:value-type="string">
            <text:p>2013/6/24</text:p>
          </table:table-cell>
          <table:table-cell office:value-type="float" office:value="0.9173025" calcext:value-type="float">
            <text:p>0.9173025</text:p>
          </table:table-cell>
        </table:table-row>
        <table:table-row table:style-name="ro1">
          <table:table-cell office:value-type="string" calcext:value-type="string">
            <text:p>2013/6/25</text:p>
          </table:table-cell>
          <table:table-cell office:value-type="float" office:value="0.9173025" calcext:value-type="float">
            <text:p>0.9173025</text:p>
          </table:table-cell>
        </table:table-row>
        <table:table-row table:style-name="ro1">
          <table:table-cell office:value-type="string" calcext:value-type="string">
            <text:p>2013/6/26</text:p>
          </table:table-cell>
          <table:table-cell office:value-type="float" office:value="0.9173025" calcext:value-type="float">
            <text:p>0.9173025</text:p>
          </table:table-cell>
        </table:table-row>
        <table:table-row table:style-name="ro1">
          <table:table-cell office:value-type="string" calcext:value-type="string">
            <text:p>2013/6/27</text:p>
          </table:table-cell>
          <table:table-cell office:value-type="float" office:value="0.8939825" calcext:value-type="float">
            <text:p>0.8939825</text:p>
          </table:table-cell>
        </table:table-row>
        <table:table-row table:style-name="ro1">
          <table:table-cell office:value-type="string" calcext:value-type="string">
            <text:p>2013/6/28</text:p>
          </table:table-cell>
          <table:table-cell office:value-type="float" office:value="0.893715" calcext:value-type="float">
            <text:p>0.893715</text:p>
          </table:table-cell>
        </table:table-row>
        <table:table-row table:style-name="ro1">
          <table:table-cell office:value-type="string" calcext:value-type="string">
            <text:p>2013/7/1</text:p>
          </table:table-cell>
          <table:table-cell office:value-type="float" office:value="0.89369" calcext:value-type="float">
            <text:p>0.89369</text:p>
          </table:table-cell>
        </table:table-row>
        <table:table-row table:style-name="ro1">
          <table:table-cell office:value-type="string" calcext:value-type="string">
            <text:p>2013/7/2</text:p>
          </table:table-cell>
          <table:table-cell office:value-type="float" office:value="0.895215" calcext:value-type="float">
            <text:p>0.895215</text:p>
          </table:table-cell>
        </table:table-row>
        <table:table-row table:style-name="ro1">
          <table:table-cell office:value-type="string" calcext:value-type="string">
            <text:p>2013/7/3</text:p>
          </table:table-cell>
          <table:table-cell office:value-type="float" office:value="0.895215" calcext:value-type="float">
            <text:p>0.895215</text:p>
          </table:table-cell>
        </table:table-row>
        <table:table-row table:style-name="ro1">
          <table:table-cell office:value-type="string" calcext:value-type="string">
            <text:p>2013/7/4</text:p>
          </table:table-cell>
          <table:table-cell office:value-type="float" office:value="0.89519" calcext:value-type="float">
            <text:p>0.89519</text:p>
          </table:table-cell>
        </table:table-row>
        <table:table-row table:style-name="ro1">
          <table:table-cell office:value-type="string" calcext:value-type="string">
            <text:p>2013/7/5</text:p>
          </table:table-cell>
          <table:table-cell office:value-type="float" office:value="0.897615" calcext:value-type="float">
            <text:p>0.897615</text:p>
          </table:table-cell>
        </table:table-row>
        <table:table-row table:style-name="ro1">
          <table:table-cell office:value-type="string" calcext:value-type="string">
            <text:p>2013/7/8</text:p>
          </table:table-cell>
          <table:table-cell office:value-type="float" office:value="0.897615" calcext:value-type="float">
            <text:p>0.897615</text:p>
          </table:table-cell>
        </table:table-row>
        <table:table-row table:style-name="ro1">
          <table:table-cell office:value-type="string" calcext:value-type="string">
            <text:p>2013/7/9</text:p>
          </table:table-cell>
          <table:table-cell office:value-type="float" office:value="0.89759" calcext:value-type="float">
            <text:p>0.89759</text:p>
          </table:table-cell>
        </table:table-row>
        <table:table-row table:style-name="ro1">
          <table:table-cell office:value-type="string" calcext:value-type="string">
            <text:p>2013/7/10</text:p>
          </table:table-cell>
          <table:table-cell office:value-type="float" office:value="0.89979" calcext:value-type="float">
            <text:p>0.89979</text:p>
          </table:table-cell>
        </table:table-row>
        <table:table-row table:style-name="ro1">
          <table:table-cell office:value-type="string" calcext:value-type="string">
            <text:p>2013/7/11</text:p>
          </table:table-cell>
          <table:table-cell office:value-type="float" office:value="0.905065" calcext:value-type="float">
            <text:p>0.905065</text:p>
          </table:table-cell>
        </table:table-row>
        <table:table-row table:style-name="ro1">
          <table:table-cell office:value-type="string" calcext:value-type="string">
            <text:p>2013/7/12</text:p>
          </table:table-cell>
          <table:table-cell office:value-type="float" office:value="0.907565" calcext:value-type="float">
            <text:p>0.907565</text:p>
          </table:table-cell>
        </table:table-row>
        <table:table-row table:style-name="ro1">
          <table:table-cell office:value-type="string" calcext:value-type="string">
            <text:p>2013/7/15</text:p>
          </table:table-cell>
          <table:table-cell office:value-type="float" office:value="0.90726" calcext:value-type="float">
            <text:p>0.90726</text:p>
          </table:table-cell>
        </table:table-row>
        <table:table-row table:style-name="ro1">
          <table:table-cell office:value-type="string" calcext:value-type="string">
            <text:p>2013/7/16</text:p>
          </table:table-cell>
          <table:table-cell office:value-type="float" office:value="0.90726" calcext:value-type="float">
            <text:p>0.90726</text:p>
          </table:table-cell>
        </table:table-row>
        <table:table-row table:style-name="ro1">
          <table:table-cell office:value-type="string" calcext:value-type="string">
            <text:p>2013/7/17</text:p>
          </table:table-cell>
          <table:table-cell office:value-type="float" office:value="0.90686" calcext:value-type="float">
            <text:p>0.90686</text:p>
          </table:table-cell>
        </table:table-row>
        <table:table-row table:style-name="ro1">
          <table:table-cell office:value-type="string" calcext:value-type="string">
            <text:p>2013/7/18</text:p>
          </table:table-cell>
          <table:table-cell office:value-type="float" office:value="0.906425" calcext:value-type="float">
            <text:p>0.906425</text:p>
          </table:table-cell>
        </table:table-row>
        <table:table-row table:style-name="ro1">
          <table:table-cell office:value-type="string" calcext:value-type="string">
            <text:p>2013/7/19</text:p>
          </table:table-cell>
          <table:table-cell office:value-type="float" office:value="0.905975" calcext:value-type="float">
            <text:p>0.905975</text:p>
          </table:table-cell>
        </table:table-row>
        <table:table-row table:style-name="ro1">
          <table:table-cell office:value-type="string" calcext:value-type="string">
            <text:p>2013/7/22</text:p>
          </table:table-cell>
          <table:table-cell office:value-type="float" office:value="0.90595" calcext:value-type="float">
            <text:p>0.90595</text:p>
          </table:table-cell>
        </table:table-row>
        <table:table-row table:style-name="ro1">
          <table:table-cell office:value-type="string" calcext:value-type="string">
            <text:p>2013/7/23</text:p>
          </table:table-cell>
          <table:table-cell office:value-type="float" office:value="0.90905" calcext:value-type="float">
            <text:p>0.90905</text:p>
          </table:table-cell>
        </table:table-row>
        <table:table-row table:style-name="ro1">
          <table:table-cell office:value-type="string" calcext:value-type="string">
            <text:p>2013/7/24</text:p>
          </table:table-cell>
          <table:table-cell office:value-type="float" office:value="0.910125" calcext:value-type="float">
            <text:p>0.910125</text:p>
          </table:table-cell>
        </table:table-row>
        <table:table-row table:style-name="ro1">
          <table:table-cell office:value-type="string" calcext:value-type="string">
            <text:p>2013/7/25</text:p>
          </table:table-cell>
          <table:table-cell office:value-type="float" office:value="0.910125" calcext:value-type="float">
            <text:p>0.910125</text:p>
          </table:table-cell>
        </table:table-row>
        <table:table-row table:style-name="ro1">
          <table:table-cell office:value-type="string" calcext:value-type="string">
            <text:p>2013/7/26</text:p>
          </table:table-cell>
          <table:table-cell office:value-type="float" office:value="0.9101" calcext:value-type="float">
            <text:p>0.9101</text:p>
          </table:table-cell>
        </table:table-row>
        <table:table-row table:style-name="ro1">
          <table:table-cell office:value-type="string" calcext:value-type="string">
            <text:p>2013/7/29</text:p>
          </table:table-cell>
          <table:table-cell office:value-type="float" office:value="0.909225" calcext:value-type="float">
            <text:p>0.909225</text:p>
          </table:table-cell>
        </table:table-row>
        <table:table-row table:style-name="ro1">
          <table:table-cell office:value-type="string" calcext:value-type="string">
            <text:p>2013/7/30</text:p>
          </table:table-cell>
          <table:table-cell office:value-type="float" office:value="0.9092" calcext:value-type="float">
            <text:p>0.9092</text:p>
          </table:table-cell>
        </table:table-row>
        <table:table-row table:style-name="ro1">
          <table:table-cell office:value-type="string" calcext:value-type="string">
            <text:p>2013/7/31</text:p>
          </table:table-cell>
          <table:table-cell office:value-type="float" office:value="0.908975" calcext:value-type="float">
            <text:p>0.908975</text:p>
          </table:table-cell>
        </table:table-row>
        <table:table-row table:style-name="ro1">
          <table:table-cell office:value-type="string" calcext:value-type="string">
            <text:p>2013/8/1</text:p>
          </table:table-cell>
          <table:table-cell office:value-type="float" office:value="0.908975" calcext:value-type="float">
            <text:p>0.908975</text:p>
          </table:table-cell>
        </table:table-row>
        <table:table-row table:style-name="ro1">
          <table:table-cell office:value-type="string" calcext:value-type="string">
            <text:p>2013/8/2</text:p>
          </table:table-cell>
          <table:table-cell office:value-type="float" office:value="0.887525" calcext:value-type="float">
            <text:p>0.887525</text:p>
          </table:table-cell>
        </table:table-row>
        <table:table-row table:style-name="ro1">
          <table:table-cell office:value-type="string" calcext:value-type="string">
            <text:p>2013/8/5</text:p>
          </table:table-cell>
          <table:table-cell office:value-type="float" office:value="0.88696" calcext:value-type="float">
            <text:p>0.88696</text:p>
          </table:table-cell>
        </table:table-row>
        <table:table-row table:style-name="ro1">
          <table:table-cell office:value-type="string" calcext:value-type="string">
            <text:p>2013/8/6</text:p>
          </table:table-cell>
          <table:table-cell office:value-type="float" office:value="0.88643" calcext:value-type="float">
            <text:p>0.88643</text:p>
          </table:table-cell>
        </table:table-row>
        <table:table-row table:style-name="ro1">
          <table:table-cell office:value-type="string" calcext:value-type="string">
            <text:p>2013/8/7</text:p>
          </table:table-cell>
          <table:table-cell office:value-type="float" office:value="0.88643" calcext:value-type="float">
            <text:p>0.88643</text:p>
          </table:table-cell>
        </table:table-row>
        <table:table-row table:style-name="ro1">
          <table:table-cell office:value-type="string" calcext:value-type="string">
            <text:p>2013/8/8</text:p>
          </table:table-cell>
          <table:table-cell office:value-type="float" office:value="0.88643" calcext:value-type="float">
            <text:p>0.88643</text:p>
          </table:table-cell>
        </table:table-row>
        <table:table-row table:style-name="ro1">
          <table:table-cell office:value-type="string" calcext:value-type="string">
            <text:p>2013/8/9</text:p>
          </table:table-cell>
          <table:table-cell office:value-type="float" office:value="0.88643" calcext:value-type="float">
            <text:p>0.88643</text:p>
          </table:table-cell>
        </table:table-row>
        <table:table-row table:style-name="ro1">
          <table:table-cell office:value-type="string" calcext:value-type="string">
            <text:p>2013/8/12</text:p>
          </table:table-cell>
          <table:table-cell office:value-type="float" office:value="0.88643" calcext:value-type="float">
            <text:p>0.88643</text:p>
          </table:table-cell>
        </table:table-row>
        <table:table-row table:style-name="ro1">
          <table:table-cell office:value-type="string" calcext:value-type="string">
            <text:p>2013/8/13</text:p>
          </table:table-cell>
          <table:table-cell office:value-type="float" office:value="0.88523" calcext:value-type="float">
            <text:p>0.88523</text:p>
          </table:table-cell>
        </table:table-row>
        <table:table-row table:style-name="ro1">
          <table:table-cell office:value-type="string" calcext:value-type="string">
            <text:p>2013/8/14</text:p>
          </table:table-cell>
          <table:table-cell office:value-type="float" office:value="0.91523" calcext:value-type="float">
            <text:p>0.91523</text:p>
          </table:table-cell>
        </table:table-row>
        <table:table-row table:style-name="ro1">
          <table:table-cell office:value-type="string" calcext:value-type="string">
            <text:p>2013/8/15</text:p>
          </table:table-cell>
          <table:table-cell office:value-type="float" office:value="0.91459" calcext:value-type="float">
            <text:p>0.91459</text:p>
          </table:table-cell>
        </table:table-row>
        <table:table-row table:style-name="ro1">
          <table:table-cell office:value-type="string" calcext:value-type="string">
            <text:p>2013/8/16</text:p>
          </table:table-cell>
          <table:table-cell office:value-type="float" office:value="0.91409" calcext:value-type="float">
            <text:p>0.91409</text:p>
          </table:table-cell>
        </table:table-row>
        <table:table-row table:style-name="ro1">
          <table:table-cell office:value-type="string" calcext:value-type="string">
            <text:p>2013/8/19</text:p>
          </table:table-cell>
          <table:table-cell office:value-type="float" office:value="0.913665" calcext:value-type="float">
            <text:p>0.913665</text:p>
          </table:table-cell>
        </table:table-row>
        <table:table-row table:style-name="ro1">
          <table:table-cell office:value-type="string" calcext:value-type="string">
            <text:p>2013/8/20</text:p>
          </table:table-cell>
          <table:table-cell office:value-type="float" office:value="0.91328" calcext:value-type="float">
            <text:p>0.91328</text:p>
          </table:table-cell>
        </table:table-row>
        <table:table-row table:style-name="ro1">
          <table:table-cell office:value-type="string" calcext:value-type="string">
            <text:p>2013/8/22</text:p>
          </table:table-cell>
          <table:table-cell office:value-type="float" office:value="0.91328" calcext:value-type="float">
            <text:p>0.91328</text:p>
          </table:table-cell>
        </table:table-row>
        <table:table-row table:style-name="ro1">
          <table:table-cell office:value-type="string" calcext:value-type="string">
            <text:p>2013/8/23</text:p>
          </table:table-cell>
          <table:table-cell office:value-type="float" office:value="0.91328" calcext:value-type="float">
            <text:p>0.91328</text:p>
          </table:table-cell>
        </table:table-row>
        <table:table-row table:style-name="ro1">
          <table:table-cell office:value-type="string" calcext:value-type="string">
            <text:p>2013/8/26</text:p>
          </table:table-cell>
          <table:table-cell office:value-type="float" office:value="0.89033" calcext:value-type="float">
            <text:p>0.89033</text:p>
          </table:table-cell>
        </table:table-row>
        <table:table-row table:style-name="ro1">
          <table:table-cell office:value-type="string" calcext:value-type="string">
            <text:p>2013/8/27</text:p>
          </table:table-cell>
          <table:table-cell office:value-type="float" office:value="0.88993" calcext:value-type="float">
            <text:p>0.88993</text:p>
          </table:table-cell>
        </table:table-row>
        <table:table-row table:style-name="ro1">
          <table:table-cell office:value-type="string" calcext:value-type="string">
            <text:p>2013/8/28</text:p>
          </table:table-cell>
          <table:table-cell office:value-type="float" office:value="0.86793" calcext:value-type="float">
            <text:p>0.86793</text:p>
          </table:table-cell>
        </table:table-row>
        <table:table-row table:style-name="ro1">
          <table:table-cell office:value-type="string" calcext:value-type="string">
            <text:p>2013/8/29</text:p>
          </table:table-cell>
          <table:table-cell office:value-type="float" office:value="0.86793" calcext:value-type="float">
            <text:p>0.86793</text:p>
          </table:table-cell>
        </table:table-row>
        <table:table-row table:style-name="ro1">
          <table:table-cell office:value-type="string" calcext:value-type="string">
            <text:p>2013/8/30</text:p>
          </table:table-cell>
          <table:table-cell office:value-type="float" office:value="0.86793" calcext:value-type="float">
            <text:p>0.86793</text:p>
          </table:table-cell>
        </table:table-row>
        <table:table-row table:style-name="ro1">
          <table:table-cell office:value-type="string" calcext:value-type="string">
            <text:p>2013/9/2</text:p>
          </table:table-cell>
          <table:table-cell office:value-type="float" office:value="0.867905" calcext:value-type="float">
            <text:p>0.867905</text:p>
          </table:table-cell>
        </table:table-row>
        <table:table-row table:style-name="ro1">
          <table:table-cell office:value-type="string" calcext:value-type="string">
            <text:p>2013/9/3</text:p>
          </table:table-cell>
          <table:table-cell office:value-type="float" office:value="0.87003" calcext:value-type="float">
            <text:p>0.87003</text:p>
          </table:table-cell>
        </table:table-row>
        <table:table-row table:style-name="ro1">
          <table:table-cell office:value-type="string" calcext:value-type="string">
            <text:p>2013/9/4</text:p>
          </table:table-cell>
          <table:table-cell office:value-type="float" office:value="0.87003" calcext:value-type="float">
            <text:p>0.87003</text:p>
          </table:table-cell>
        </table:table-row>
        <table:table-row table:style-name="ro1">
          <table:table-cell office:value-type="string" calcext:value-type="string">
            <text:p>2013/9/5</text:p>
          </table:table-cell>
          <table:table-cell office:value-type="float" office:value="0.86903" calcext:value-type="float">
            <text:p>0.86903</text:p>
          </table:table-cell>
        </table:table-row>
        <table:table-row table:style-name="ro1">
          <table:table-cell office:value-type="string" calcext:value-type="string">
            <text:p>2013/9/6</text:p>
          </table:table-cell>
          <table:table-cell office:value-type="float" office:value="0.904005" calcext:value-type="float">
            <text:p>0.904005</text:p>
          </table:table-cell>
        </table:table-row>
        <table:table-row table:style-name="ro1">
          <table:table-cell office:value-type="string" calcext:value-type="string">
            <text:p>2013/9/9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10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11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12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13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14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16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17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18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23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24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25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26</text:p>
          </table:table-cell>
          <table:table-cell office:value-type="float" office:value="0.904395" calcext:value-type="float">
            <text:p>0.904395</text:p>
          </table:table-cell>
        </table:table-row>
        <table:table-row table:style-name="ro1">
          <table:table-cell office:value-type="string" calcext:value-type="string">
            <text:p>2013/9/27</text:p>
          </table:table-cell>
          <table:table-cell office:value-type="float" office:value="0.904095" calcext:value-type="float">
            <text:p>0.904095</text:p>
          </table:table-cell>
        </table:table-row>
        <table:table-row table:style-name="ro1">
          <table:table-cell office:value-type="string" calcext:value-type="string">
            <text:p>2013/9/30</text:p>
          </table:table-cell>
          <table:table-cell office:value-type="float" office:value="0.904095" calcext:value-type="float">
            <text:p>0.904095</text:p>
          </table:table-cell>
        </table:table-row>
        <table:table-row table:style-name="ro1">
          <table:table-cell office:value-type="string" calcext:value-type="string">
            <text:p>2013/10/1</text:p>
          </table:table-cell>
          <table:table-cell office:value-type="float" office:value="0.90407" calcext:value-type="float">
            <text:p>0.90407</text:p>
          </table:table-cell>
        </table:table-row>
        <table:table-row table:style-name="ro1">
          <table:table-cell office:value-type="string" calcext:value-type="string">
            <text:p>2013/10/2</text:p>
          </table:table-cell>
          <table:table-cell office:value-type="float" office:value="0.90388" calcext:value-type="float">
            <text:p>0.90388</text:p>
          </table:table-cell>
        </table:table-row>
        <table:table-row table:style-name="ro1">
          <table:table-cell office:value-type="string" calcext:value-type="string">
            <text:p>2013/10/3</text:p>
          </table:table-cell>
          <table:table-cell office:value-type="float" office:value="0.903855" calcext:value-type="float">
            <text:p>0.903855</text:p>
          </table:table-cell>
        </table:table-row>
        <table:table-row table:style-name="ro1">
          <table:table-cell office:value-type="string" calcext:value-type="string">
            <text:p>2013/10/4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7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8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9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11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14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15</text:p>
          </table:table-cell>
          <table:table-cell office:value-type="float" office:value="0.909505" calcext:value-type="float">
            <text:p>0.909505</text:p>
          </table:table-cell>
        </table:table-row>
        <table:table-row table:style-name="ro1">
          <table:table-cell office:value-type="string" calcext:value-type="string">
            <text:p>2013/10/16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17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18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21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22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23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24</text:p>
          </table:table-cell>
          <table:table-cell office:value-type="float" office:value="0.90953" calcext:value-type="float">
            <text:p>0.90953</text:p>
          </table:table-cell>
        </table:table-row>
        <table:table-row table:style-name="ro1">
          <table:table-cell office:value-type="string" calcext:value-type="string">
            <text:p>2013/10/25</text:p>
          </table:table-cell>
          <table:table-cell office:value-type="float" office:value="0.909235" calcext:value-type="float">
            <text:p>0.909235</text:p>
          </table:table-cell>
        </table:table-row>
        <table:table-row table:style-name="ro1">
          <table:table-cell office:value-type="string" calcext:value-type="string">
            <text:p>2013/10/28</text:p>
          </table:table-cell>
          <table:table-cell office:value-type="float" office:value="0.90921" calcext:value-type="float">
            <text:p>0.90921</text:p>
          </table:table-cell>
        </table:table-row>
        <table:table-row table:style-name="ro1">
          <table:table-cell office:value-type="string" calcext:value-type="string">
            <text:p>2013/10/29</text:p>
          </table:table-cell>
          <table:table-cell office:value-type="float" office:value="0.91051" calcext:value-type="float">
            <text:p>0.91051</text:p>
          </table:table-cell>
        </table:table-row>
        <table:table-row table:style-name="ro1">
          <table:table-cell office:value-type="string" calcext:value-type="string">
            <text:p>2013/10/30</text:p>
          </table:table-cell>
          <table:table-cell office:value-type="float" office:value="0.91051" calcext:value-type="float">
            <text:p>0.91051</text:p>
          </table:table-cell>
        </table:table-row>
        <table:table-row table:style-name="ro1">
          <table:table-cell office:value-type="string" calcext:value-type="string">
            <text:p>2013/10/31</text:p>
          </table:table-cell>
          <table:table-cell office:value-type="float" office:value="0.91051" calcext:value-type="float">
            <text:p>0.91051</text:p>
          </table:table-cell>
        </table:table-row>
        <table:table-row table:style-name="ro1">
          <table:table-cell office:value-type="string" calcext:value-type="string">
            <text:p>2013/11/1</text:p>
          </table:table-cell>
          <table:table-cell office:value-type="float" office:value="0.91051" calcext:value-type="float">
            <text:p>0.91051</text:p>
          </table:table-cell>
        </table:table-row>
        <table:table-row table:style-name="ro1">
          <table:table-cell office:value-type="string" calcext:value-type="string">
            <text:p>2013/11/4</text:p>
          </table:table-cell>
          <table:table-cell office:value-type="float" office:value="0.91051" calcext:value-type="float">
            <text:p>0.91051</text:p>
          </table:table-cell>
        </table:table-row>
        <table:table-row table:style-name="ro1">
          <table:table-cell office:value-type="string" calcext:value-type="string">
            <text:p>2013/11/5</text:p>
          </table:table-cell>
          <table:table-cell office:value-type="float" office:value="0.90998" calcext:value-type="float">
            <text:p>0.90998</text:p>
          </table:table-cell>
        </table:table-row>
        <table:table-row table:style-name="ro1">
          <table:table-cell office:value-type="string" calcext:value-type="string">
            <text:p>2013/11/6</text:p>
          </table:table-cell>
          <table:table-cell office:value-type="float" office:value="0.90998" calcext:value-type="float">
            <text:p>0.90998</text:p>
          </table:table-cell>
        </table:table-row>
        <table:table-row table:style-name="ro1">
          <table:table-cell office:value-type="string" calcext:value-type="string">
            <text:p>2013/11/7</text:p>
          </table:table-cell>
          <table:table-cell office:value-type="float" office:value="0.887155" calcext:value-type="float">
            <text:p>0.887155</text:p>
          </table:table-cell>
        </table:table-row>
        <table:table-row table:style-name="ro1">
          <table:table-cell office:value-type="string" calcext:value-type="string">
            <text:p>2013/11/8</text:p>
          </table:table-cell>
          <table:table-cell office:value-type="float" office:value="0.88713" calcext:value-type="float">
            <text:p>0.88713</text:p>
          </table:table-cell>
        </table:table-row>
        <table:table-row table:style-name="ro1">
          <table:table-cell office:value-type="string" calcext:value-type="string">
            <text:p>2013/11/11</text:p>
          </table:table-cell>
          <table:table-cell office:value-type="float" office:value="0.886665" calcext:value-type="float">
            <text:p>0.886665</text:p>
          </table:table-cell>
        </table:table-row>
        <table:table-row table:style-name="ro1">
          <table:table-cell office:value-type="string" calcext:value-type="string">
            <text:p>2013/11/12</text:p>
          </table:table-cell>
          <table:table-cell office:value-type="float" office:value="0.886665" calcext:value-type="float">
            <text:p>0.886665</text:p>
          </table:table-cell>
        </table:table-row>
        <table:table-row table:style-name="ro1">
          <table:table-cell office:value-type="string" calcext:value-type="string">
            <text:p>2013/11/13</text:p>
          </table:table-cell>
          <table:table-cell office:value-type="float" office:value="0.88625" calcext:value-type="float">
            <text:p>0.88625</text:p>
          </table:table-cell>
        </table:table-row>
        <table:table-row table:style-name="ro1">
          <table:table-cell office:value-type="string" calcext:value-type="string">
            <text:p>2013/11/14</text:p>
          </table:table-cell>
          <table:table-cell office:value-type="float" office:value="0.88625" calcext:value-type="float">
            <text:p>0.88625</text:p>
          </table:table-cell>
        </table:table-row>
        <table:table-row table:style-name="ro1">
          <table:table-cell office:value-type="string" calcext:value-type="string">
            <text:p>2013/11/15</text:p>
          </table:table-cell>
          <table:table-cell office:value-type="float" office:value="0.886225" calcext:value-type="float">
            <text:p>0.886225</text:p>
          </table:table-cell>
        </table:table-row>
        <table:table-row table:style-name="ro1">
          <table:table-cell office:value-type="string" calcext:value-type="string">
            <text:p>2013/11/18</text:p>
          </table:table-cell>
          <table:table-cell office:value-type="float" office:value="0.8864" calcext:value-type="float">
            <text:p>0.8864</text:p>
          </table:table-cell>
        </table:table-row>
        <table:table-row table:style-name="ro1">
          <table:table-cell office:value-type="string" calcext:value-type="string">
            <text:p>2013/11/19</text:p>
          </table:table-cell>
          <table:table-cell office:value-type="float" office:value="0.886375" calcext:value-type="float">
            <text:p>0.886375</text:p>
          </table:table-cell>
        </table:table-row>
        <table:table-row table:style-name="ro1">
          <table:table-cell office:value-type="string" calcext:value-type="string">
            <text:p>2013/11/20</text:p>
          </table:table-cell>
          <table:table-cell office:value-type="float" office:value="0.8865" calcext:value-type="float">
            <text:p>0.8865</text:p>
          </table:table-cell>
        </table:table-row>
        <table:table-row table:style-name="ro1">
          <table:table-cell office:value-type="string" calcext:value-type="string">
            <text:p>2013/11/21</text:p>
          </table:table-cell>
          <table:table-cell office:value-type="float" office:value="0.8865" calcext:value-type="float">
            <text:p>0.8865</text:p>
          </table:table-cell>
        </table:table-row>
        <table:table-row table:style-name="ro1">
          <table:table-cell office:value-type="string" calcext:value-type="string">
            <text:p>2013/11/22</text:p>
          </table:table-cell>
          <table:table-cell office:value-type="float" office:value="0.8865" calcext:value-type="float">
            <text:p>0.8865</text:p>
          </table:table-cell>
        </table:table-row>
        <table:table-row table:style-name="ro1">
          <table:table-cell office:value-type="string" calcext:value-type="string">
            <text:p>2013/11/25</text:p>
          </table:table-cell>
          <table:table-cell office:value-type="float" office:value="0.8853" calcext:value-type="float">
            <text:p>0.8853</text:p>
          </table:table-cell>
        </table:table-row>
        <table:table-row table:style-name="ro1">
          <table:table-cell office:value-type="string" calcext:value-type="string">
            <text:p>2013/11/26</text:p>
          </table:table-cell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string" calcext:value-type="string">
            <text:p>2013/11/27</text:p>
          </table:table-cell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string" calcext:value-type="string">
            <text:p>2013/11/28</text:p>
          </table:table-cell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string" calcext:value-type="string">
            <text:p>2013/11/29</text:p>
          </table:table-cell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string" calcext:value-type="string">
            <text:p>2013/12/2</text:p>
          </table:table-cell>
          <table:table-cell office:value-type="float" office:value="0.981965" calcext:value-type="float">
            <text:p>0.981965</text:p>
          </table:table-cell>
        </table:table-row>
        <table:table-row table:style-name="ro1">
          <table:table-cell office:value-type="string" calcext:value-type="string">
            <text:p>2013/12/3</text:p>
          </table:table-cell>
          <table:table-cell office:value-type="float" office:value="0.981965" calcext:value-type="float">
            <text:p>0.981965</text:p>
          </table:table-cell>
        </table:table-row>
        <table:table-row table:style-name="ro1">
          <table:table-cell office:value-type="string" calcext:value-type="string">
            <text:p>2013/12/4</text:p>
          </table:table-cell>
          <table:table-cell office:value-type="float" office:value="0.981965" calcext:value-type="float">
            <text:p>0.981965</text:p>
          </table:table-cell>
        </table:table-row>
        <table:table-row table:style-name="ro1">
          <table:table-cell office:value-type="string" calcext:value-type="string">
            <text:p>2013/12/5</text:p>
          </table:table-cell>
          <table:table-cell office:value-type="float" office:value="0.981965" calcext:value-type="float">
            <text:p>0.981965</text:p>
          </table:table-cell>
        </table:table-row>
        <table:table-row table:style-name="ro1">
          <table:table-cell office:value-type="string" calcext:value-type="string">
            <text:p>2013/12/6</text:p>
          </table:table-cell>
          <table:table-cell office:value-type="float" office:value="0.98155" calcext:value-type="float">
            <text:p>0.98155</text:p>
          </table:table-cell>
        </table:table-row>
        <table:table-row table:style-name="ro1">
          <table:table-cell office:value-type="string" calcext:value-type="string">
            <text:p>2013/12/9</text:p>
          </table:table-cell>
          <table:table-cell office:value-type="float" office:value="0.98155" calcext:value-type="float">
            <text:p>0.98155</text:p>
          </table:table-cell>
        </table:table-row>
        <table:table-row table:style-name="ro1">
          <table:table-cell office:value-type="string" calcext:value-type="string">
            <text:p>2013/12/10</text:p>
          </table:table-cell>
          <table:table-cell office:value-type="float" office:value="0.98155" calcext:value-type="float">
            <text:p>0.98155</text:p>
          </table:table-cell>
        </table:table-row>
        <table:table-row table:style-name="ro1">
          <table:table-cell office:value-type="string" calcext:value-type="string">
            <text:p>2013/12/11</text:p>
          </table:table-cell>
          <table:table-cell office:value-type="float" office:value="0.98155" calcext:value-type="float">
            <text:p>0.98155</text:p>
          </table:table-cell>
        </table:table-row>
        <table:table-row table:style-name="ro1">
          <table:table-cell office:value-type="string" calcext:value-type="string">
            <text:p>2013/12/12</text:p>
          </table:table-cell>
          <table:table-cell office:value-type="float" office:value="0.98155" calcext:value-type="float">
            <text:p>0.98155</text:p>
          </table:table-cell>
        </table:table-row>
        <table:table-row table:style-name="ro1">
          <table:table-cell office:value-type="string" calcext:value-type="string">
            <text:p>2013/12/13</text:p>
          </table:table-cell>
          <table:table-cell office:value-type="float" office:value="0.981525" calcext:value-type="float">
            <text:p>0.981525</text:p>
          </table:table-cell>
        </table:table-row>
        <table:table-row table:style-name="ro1">
          <table:table-cell office:value-type="string" calcext:value-type="string">
            <text:p>2013/12/16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17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18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19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20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23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24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25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26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27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30</text:p>
          </table:table-cell>
          <table:table-cell office:value-type="float" office:value="0.980865" calcext:value-type="float">
            <text:p>0.980865</text:p>
          </table:table-cell>
        </table:table-row>
        <table:table-row table:style-name="ro1">
          <table:table-cell office:value-type="string" calcext:value-type="string">
            <text:p>2013/12/31</text:p>
          </table:table-cell>
          <table:table-cell office:value-type="float" office:value="0.980865" calcext:value-type="float">
            <text:p>0.980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6:55:38.971977731</dc:date>
    <meta:editing-duration>PT43S</meta:editing-duration>
    <meta:editing-cycles>1</meta:editing-cycles>
    <meta:document-statistic meta:table-count="1" meta:cell-count="49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4.201cm" style:legend-expansion="high" chart:style-name="ch2"/>
        <chart:plot-area chart:style-name="ch3" table:cell-range-address="option_roi_result.A1:option_roi_result.B247" chart:data-source-has-labels="both" svg:x="0.32cm" svg:y="0.18cm" svg:width="13.646cm" svg:height="8.64cm">
          <chartooo:coordinate-region svg:x="1.398cm" svg:y="0.18cm" svg:width="12.568cm" svg:height="6.713cm"/>
          <chart:axis chart:dimension="x" chart:name="primary-x" chart:style-name="ch4" chartooo:axis-type="auto">
            <chartooo:date-scale/>
            <chart:categories table:cell-range-address="option_roi_result.A2:option_roi_result.A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47" chart:label-cell-address="option_roi_result.B1:option_roi_result.B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/1/2</text:p>
                <draw:g>
                  <svg:desc>option_roi_result.A2:option_roi_result.A247</svg:desc>
                </draw:g>
              </table:table-cell>
              <table:table-cell office:value-type="float" office:value="1">
                <text:p>1</text:p>
                <draw:g>
                  <svg:desc>option_roi_result.B2:option_roi_result.B247</svg:desc>
                </draw:g>
              </table:table-cell>
            </table:table-row>
            <table:table-row>
              <table:table-cell office:value-type="string">
                <text:p>2013/1/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8</text:p>
              </table:table-cell>
              <table:table-cell office:value-type="float" office:value="0.99944">
                <text:p>0.99944</text:p>
              </table:table-cell>
            </table:table-row>
            <table:table-row>
              <table:table-cell office:value-type="string">
                <text:p>2013/1/9</text:p>
              </table:table-cell>
              <table:table-cell office:value-type="float" office:value="0.999415">
                <text:p>0.999415</text:p>
              </table:table-cell>
            </table:table-row>
            <table:table-row>
              <table:table-cell office:value-type="string">
                <text:p>2013/1/10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1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4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5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6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7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8</text:p>
              </table:table-cell>
              <table:table-cell office:value-type="float" office:value="1.001865">
                <text:p>1.001865</text:p>
              </table:table-cell>
            </table:table-row>
            <table:table-row>
              <table:table-cell office:value-type="string">
                <text:p>2013/1/21</text:p>
              </table:table-cell>
              <table:table-cell office:value-type="float" office:value="1.001125">
                <text:p>1.001125</text:p>
              </table:table-cell>
            </table:table-row>
            <table:table-row>
              <table:table-cell office:value-type="string">
                <text:p>2013/1/22</text:p>
              </table:table-cell>
              <table:table-cell office:value-type="float" office:value="1.000685">
                <text:p>1.000685</text:p>
              </table:table-cell>
            </table:table-row>
            <table:table-row>
              <table:table-cell office:value-type="string">
                <text:p>2013/1/23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4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5</text:p>
              </table:table-cell>
              <table:table-cell office:value-type="float" office:value="1.000075">
                <text:p>1.000075</text:p>
              </table:table-cell>
            </table:table-row>
            <table:table-row>
              <table:table-cell office:value-type="string">
                <text:p>2013/1/28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2013/1/29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0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4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5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2013/2/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8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9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0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1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2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3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5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7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3/1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3/3/4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5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6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7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8</text:p>
              </table:table-cell>
              <table:table-cell office:value-type="float" office:value="0.975035">
                <text:p>0.975035</text:p>
              </table:table-cell>
            </table:table-row>
            <table:table-row>
              <table:table-cell office:value-type="string">
                <text:p>2013/3/11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2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3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4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5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8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19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20</text:p>
              </table:table-cell>
              <table:table-cell office:value-type="float" office:value="0.976145">
                <text:p>0.976145</text:p>
              </table:table-cell>
            </table:table-row>
            <table:table-row>
              <table:table-cell office:value-type="string">
                <text:p>2013/3/21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2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5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6</text:p>
              </table:table-cell>
              <table:table-cell office:value-type="float" office:value="0.97578">
                <text:p>0.97578</text:p>
              </table:table-cell>
            </table:table-row>
            <table:table-row>
              <table:table-cell office:value-type="string">
                <text:p>2013/3/27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8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2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3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8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0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1</text:p>
              </table:table-cell>
              <table:table-cell office:value-type="float" office:value="0.9469025">
                <text:p>0.9469025</text:p>
              </table:table-cell>
            </table:table-row>
            <table:table-row>
              <table:table-cell office:value-type="string">
                <text:p>2013/4/12</text:p>
              </table:table-cell>
              <table:table-cell office:value-type="float" office:value="0.9465625">
                <text:p>0.9465625</text:p>
              </table:table-cell>
            </table:table-row>
            <table:table-row>
              <table:table-cell office:value-type="string">
                <text:p>2013/4/15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6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7</text:p>
              </table:table-cell>
              <table:table-cell office:value-type="float" office:value="0.9460975">
                <text:p>0.9460975</text:p>
              </table:table-cell>
            </table:table-row>
            <table:table-row>
              <table:table-cell office:value-type="string">
                <text:p>2013/4/18</text:p>
              </table:table-cell>
              <table:table-cell office:value-type="float" office:value="0.9457375">
                <text:p>0.9457375</text:p>
              </table:table-cell>
            </table:table-row>
            <table:table-row>
              <table:table-cell office:value-type="string">
                <text:p>2013/4/19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2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3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4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5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2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3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8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5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1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7</text:p>
              </table:table-cell>
              <table:table-cell office:value-type="float" office:value="0.9482525">
                <text:p>0.9482525</text:p>
              </table:table-cell>
            </table:table-row>
            <table:table-row>
              <table:table-cell office:value-type="string">
                <text:p>2013/5/28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29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30</text:p>
              </table:table-cell>
              <table:table-cell office:value-type="float" office:value="0.9477525">
                <text:p>0.9477525</text:p>
              </table:table-cell>
            </table:table-row>
            <table:table-row>
              <table:table-cell office:value-type="string">
                <text:p>2013/5/31</text:p>
              </table:table-cell>
              <table:table-cell office:value-type="float" office:value="0.9474775">
                <text:p>0.9474775</text:p>
              </table:table-cell>
            </table:table-row>
            <table:table-row>
              <table:table-cell office:value-type="string">
                <text:p>2013/6/3</text:p>
              </table:table-cell>
              <table:table-cell office:value-type="float" office:value="0.9474525">
                <text:p>0.9474525</text:p>
              </table:table-cell>
            </table:table-row>
            <table:table-row>
              <table:table-cell office:value-type="string">
                <text:p>2013/6/4</text:p>
              </table:table-cell>
              <table:table-cell office:value-type="float" office:value="0.9476875">
                <text:p>0.9476875</text:p>
              </table:table-cell>
            </table:table-row>
            <table:table-row>
              <table:table-cell office:value-type="string">
                <text:p>2013/6/5</text:p>
              </table:table-cell>
              <table:table-cell office:value-type="float" office:value="0.9476625">
                <text:p>0.9476625</text:p>
              </table:table-cell>
            </table:table-row>
            <table:table-row>
              <table:table-cell office:value-type="string">
                <text:p>2013/6/6</text:p>
              </table:table-cell>
              <table:table-cell office:value-type="float" office:value="0.9468575">
                <text:p>0.9468575</text:p>
              </table:table-cell>
            </table:table-row>
            <table:table-row>
              <table:table-cell office:value-type="string">
                <text:p>2013/6/7</text:p>
              </table:table-cell>
              <table:table-cell office:value-type="float" office:value="0.9464825">
                <text:p>0.9464825</text:p>
              </table:table-cell>
            </table:table-row>
            <table:table-row>
              <table:table-cell office:value-type="string">
                <text:p>2013/6/10</text:p>
              </table:table-cell>
              <table:table-cell office:value-type="float" office:value="0.9464575">
                <text:p>0.9464575</text:p>
              </table:table-cell>
            </table:table-row>
            <table:table-row>
              <table:table-cell office:value-type="string">
                <text:p>2013/6/11</text:p>
              </table:table-cell>
              <table:table-cell office:value-type="float" office:value="0.9460525">
                <text:p>0.9460525</text:p>
              </table:table-cell>
            </table:table-row>
            <table:table-row>
              <table:table-cell office:value-type="string">
                <text:p>2013/6/13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4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7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8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19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20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1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4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5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6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7</text:p>
              </table:table-cell>
              <table:table-cell office:value-type="float" office:value="0.8939825">
                <text:p>0.8939825</text:p>
              </table:table-cell>
            </table:table-row>
            <table:table-row>
              <table:table-cell office:value-type="string">
                <text:p>2013/6/28</text:p>
              </table:table-cell>
              <table:table-cell office:value-type="float" office:value="0.893715">
                <text:p>0.893715</text:p>
              </table:table-cell>
            </table:table-row>
            <table:table-row>
              <table:table-cell office:value-type="string">
                <text:p>2013/7/1</text:p>
              </table:table-cell>
              <table:table-cell office:value-type="float" office:value="0.89369">
                <text:p>0.89369</text:p>
              </table:table-cell>
            </table:table-row>
            <table:table-row>
              <table:table-cell office:value-type="string">
                <text:p>2013/7/2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3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4</text:p>
              </table:table-cell>
              <table:table-cell office:value-type="float" office:value="0.89519">
                <text:p>0.89519</text:p>
              </table:table-cell>
            </table:table-row>
            <table:table-row>
              <table:table-cell office:value-type="string">
                <text:p>2013/7/5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8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9</text:p>
              </table:table-cell>
              <table:table-cell office:value-type="float" office:value="0.89759">
                <text:p>0.89759</text:p>
              </table:table-cell>
            </table:table-row>
            <table:table-row>
              <table:table-cell office:value-type="string">
                <text:p>2013/7/10</text:p>
              </table:table-cell>
              <table:table-cell office:value-type="float" office:value="0.89979">
                <text:p>0.89979</text:p>
              </table:table-cell>
            </table:table-row>
            <table:table-row>
              <table:table-cell office:value-type="string">
                <text:p>2013/7/11</text:p>
              </table:table-cell>
              <table:table-cell office:value-type="float" office:value="0.905065">
                <text:p>0.905065</text:p>
              </table:table-cell>
            </table:table-row>
            <table:table-row>
              <table:table-cell office:value-type="string">
                <text:p>2013/7/12</text:p>
              </table:table-cell>
              <table:table-cell office:value-type="float" office:value="0.907565">
                <text:p>0.907565</text:p>
              </table:table-cell>
            </table:table-row>
            <table:table-row>
              <table:table-cell office:value-type="string">
                <text:p>2013/7/15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6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7</text:p>
              </table:table-cell>
              <table:table-cell office:value-type="float" office:value="0.90686">
                <text:p>0.90686</text:p>
              </table:table-cell>
            </table:table-row>
            <table:table-row>
              <table:table-cell office:value-type="string">
                <text:p>2013/7/18</text:p>
              </table:table-cell>
              <table:table-cell office:value-type="float" office:value="0.906425">
                <text:p>0.906425</text:p>
              </table:table-cell>
            </table:table-row>
            <table:table-row>
              <table:table-cell office:value-type="string">
                <text:p>2013/7/19</text:p>
              </table:table-cell>
              <table:table-cell office:value-type="float" office:value="0.905975">
                <text:p>0.905975</text:p>
              </table:table-cell>
            </table:table-row>
            <table:table-row>
              <table:table-cell office:value-type="string">
                <text:p>2013/7/22</text:p>
              </table:table-cell>
              <table:table-cell office:value-type="float" office:value="0.90595">
                <text:p>0.90595</text:p>
              </table:table-cell>
            </table:table-row>
            <table:table-row>
              <table:table-cell office:value-type="string">
                <text:p>2013/7/23</text:p>
              </table:table-cell>
              <table:table-cell office:value-type="float" office:value="0.90905">
                <text:p>0.90905</text:p>
              </table:table-cell>
            </table:table-row>
            <table:table-row>
              <table:table-cell office:value-type="string">
                <text:p>2013/7/24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5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6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2013/7/29</text:p>
              </table:table-cell>
              <table:table-cell office:value-type="float" office:value="0.909225">
                <text:p>0.909225</text:p>
              </table:table-cell>
            </table:table-row>
            <table:table-row>
              <table:table-cell office:value-type="string">
                <text:p>2013/7/30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2013/7/3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2</text:p>
              </table:table-cell>
              <table:table-cell office:value-type="float" office:value="0.887525">
                <text:p>0.887525</text:p>
              </table:table-cell>
            </table:table-row>
            <table:table-row>
              <table:table-cell office:value-type="string">
                <text:p>2013/8/5</text:p>
              </table:table-cell>
              <table:table-cell office:value-type="float" office:value="0.88696">
                <text:p>0.88696</text:p>
              </table:table-cell>
            </table:table-row>
            <table:table-row>
              <table:table-cell office:value-type="string">
                <text:p>2013/8/6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7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8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9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2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3</text:p>
              </table:table-cell>
              <table:table-cell office:value-type="float" office:value="0.88523">
                <text:p>0.88523</text:p>
              </table:table-cell>
            </table:table-row>
            <table:table-row>
              <table:table-cell office:value-type="string">
                <text:p>2013/8/14</text:p>
              </table:table-cell>
              <table:table-cell office:value-type="float" office:value="0.91523">
                <text:p>0.91523</text:p>
              </table:table-cell>
            </table:table-row>
            <table:table-row>
              <table:table-cell office:value-type="string">
                <text:p>2013/8/15</text:p>
              </table:table-cell>
              <table:table-cell office:value-type="float" office:value="0.91459">
                <text:p>0.91459</text:p>
              </table:table-cell>
            </table:table-row>
            <table:table-row>
              <table:table-cell office:value-type="string">
                <text:p>2013/8/16</text:p>
              </table:table-cell>
              <table:table-cell office:value-type="float" office:value="0.91409">
                <text:p>0.91409</text:p>
              </table:table-cell>
            </table:table-row>
            <table:table-row>
              <table:table-cell office:value-type="string">
                <text:p>2013/8/19</text:p>
              </table:table-cell>
              <table:table-cell office:value-type="float" office:value="0.913665">
                <text:p>0.913665</text:p>
              </table:table-cell>
            </table:table-row>
            <table:table-row>
              <table:table-cell office:value-type="string">
                <text:p>2013/8/20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2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3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6</text:p>
              </table:table-cell>
              <table:table-cell office:value-type="float" office:value="0.89033">
                <text:p>0.89033</text:p>
              </table:table-cell>
            </table:table-row>
            <table:table-row>
              <table:table-cell office:value-type="string">
                <text:p>2013/8/27</text:p>
              </table:table-cell>
              <table:table-cell office:value-type="float" office:value="0.88993">
                <text:p>0.88993</text:p>
              </table:table-cell>
            </table:table-row>
            <table:table-row>
              <table:table-cell office:value-type="string">
                <text:p>2013/8/28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29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30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9/2</text:p>
              </table:table-cell>
              <table:table-cell office:value-type="float" office:value="0.867905">
                <text:p>0.867905</text:p>
              </table:table-cell>
            </table:table-row>
            <table:table-row>
              <table:table-cell office:value-type="string">
                <text:p>2013/9/3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4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5</text:p>
              </table:table-cell>
              <table:table-cell office:value-type="float" office:value="0.86903">
                <text:p>0.86903</text:p>
              </table:table-cell>
            </table:table-row>
            <table:table-row>
              <table:table-cell office:value-type="string">
                <text:p>2013/9/6</text:p>
              </table:table-cell>
              <table:table-cell office:value-type="float" office:value="0.904005">
                <text:p>0.904005</text:p>
              </table:table-cell>
            </table:table-row>
            <table:table-row>
              <table:table-cell office:value-type="string">
                <text:p>2013/9/9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0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1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2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7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8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5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7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9/30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10/1</text:p>
              </table:table-cell>
              <table:table-cell office:value-type="float" office:value="0.90407">
                <text:p>0.90407</text:p>
              </table:table-cell>
            </table:table-row>
            <table:table-row>
              <table:table-cell office:value-type="string">
                <text:p>2013/10/2</text:p>
              </table:table-cell>
              <table:table-cell office:value-type="float" office:value="0.90388">
                <text:p>0.90388</text:p>
              </table:table-cell>
            </table:table-row>
            <table:table-row>
              <table:table-cell office:value-type="string">
                <text:p>2013/10/3</text:p>
              </table:table-cell>
              <table:table-cell office:value-type="float" office:value="0.903855">
                <text:p>0.903855</text:p>
              </table:table-cell>
            </table:table-row>
            <table:table-row>
              <table:table-cell office:value-type="string">
                <text:p>2013/10/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9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5</text:p>
              </table:table-cell>
              <table:table-cell office:value-type="float" office:value="0.909505">
                <text:p>0.909505</text:p>
              </table:table-cell>
            </table:table-row>
            <table:table-row>
              <table:table-cell office:value-type="string">
                <text:p>2013/10/16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2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3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5</text:p>
              </table:table-cell>
              <table:table-cell office:value-type="float" office:value="0.909235">
                <text:p>0.909235</text:p>
              </table:table-cell>
            </table:table-row>
            <table:table-row>
              <table:table-cell office:value-type="string">
                <text:p>2013/10/28</text:p>
              </table:table-cell>
              <table:table-cell office:value-type="float" office:value="0.90921">
                <text:p>0.90921</text:p>
              </table:table-cell>
            </table:table-row>
            <table:table-row>
              <table:table-cell office:value-type="string">
                <text:p>2013/10/29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0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4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5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6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7</text:p>
              </table:table-cell>
              <table:table-cell office:value-type="float" office:value="0.887155">
                <text:p>0.887155</text:p>
              </table:table-cell>
            </table:table-row>
            <table:table-row>
              <table:table-cell office:value-type="string">
                <text:p>2013/11/8</text:p>
              </table:table-cell>
              <table:table-cell office:value-type="float" office:value="0.88713">
                <text:p>0.88713</text:p>
              </table:table-cell>
            </table:table-row>
            <table:table-row>
              <table:table-cell office:value-type="string">
                <text:p>2013/11/11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2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3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4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5</text:p>
              </table:table-cell>
              <table:table-cell office:value-type="float" office:value="0.886225">
                <text:p>0.886225</text:p>
              </table:table-cell>
            </table:table-row>
            <table:table-row>
              <table:table-cell office:value-type="string">
                <text:p>2013/11/18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2013/11/19</text:p>
              </table:table-cell>
              <table:table-cell office:value-type="float" office:value="0.886375">
                <text:p>0.886375</text:p>
              </table:table-cell>
            </table:table-row>
            <table:table-row>
              <table:table-cell office:value-type="string">
                <text:p>2013/11/20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1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2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5</text:p>
              </table:table-cell>
              <table:table-cell office:value-type="float" office:value="0.8853">
                <text:p>0.8853</text:p>
              </table:table-cell>
            </table:table-row>
            <table:table-row>
              <table:table-cell office:value-type="string">
                <text:p>2013/11/26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7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8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9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2/2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3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4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5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6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9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0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1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2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3</text:p>
              </table:table-cell>
              <table:table-cell office:value-type="float" office:value="0.981525">
                <text:p>0.981525</text:p>
              </table:table-cell>
            </table:table-row>
            <table:table-row>
              <table:table-cell office:value-type="string">
                <text:p>2013/12/1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8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9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3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4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5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1</text:p>
              </table:table-cell>
              <table:table-cell office:value-type="float" office:value="0.980865">
                <text:p>0.980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